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4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9.23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order-bottom="0.74pt solid #000000" fo:background-color="#729fcf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6"/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4" table:default-cell-style-name="ce14"/>
        <table:table-column table:style-name="co4"/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Cadastrar</text:p>
          </table:table-cell>
          <table:table-cell table:style-name="ce12"/>
          <table:table-cell table:style-name="Default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<text:s/>que vou cadastrar uma nova categori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<text:s/>não excedo o limite de caracteres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<text:s/>registro com status ativo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<text:s/>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<text:s/>terei uma categoria cadastr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Dado que vou cadastrar uma nova categori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Quando insiro somente letras do alfabeto 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Quando cadastro apenas uma categoria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Entao terei uma categoria cadastr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4"/>
          <table:table-cell table:style-name="ce3" office:value-type="string" calcext:value-type="string">
            <text:p>..</text:p>
          </table:table-cell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Quando coloco a data corretamente.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Editar</text:p>
          </table:table-cell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não excedo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as datas de modificação e criação corretamen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uma categoria edit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minha categoria edit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3"/>
          <table:table-cell table:style-name="ce10"/>
          <table:table-cell table:style-name="ce3"/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edito a categoria que foi cadastrad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nsigo ativar ou inativar 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<text:s/>terei a categoria editada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a <text:s/>categoria edit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consigo alterar o nome da categoria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a <text:s/>categoria editada.</text:p>
          </table:table-cell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7:33:43.760000000</meta:creation-date>
    <dc:date>2023-04-17T14:02:18.585000000</dc:date>
    <meta:editing-duration>PT20M48S</meta:editing-duration>
    <meta:editing-cycles>2</meta:editing-cycles>
    <meta:generator>LibreOffice/7.4.5.1$Windows_X86_64 LibreOffice_project/9c0871452b3918c1019dde9bfac75448afc4b57f</meta:generator>
    <meta:document-statistic meta:table-count="1" meta:cell-count="63" meta:object-count="0"/>
  </office:meta>
</office:document-meta>
</file>